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AnnotationAutowireCandidateResolver.getTarge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ntextAnnotationAutowireCandidateResolver.buildLazyResolutionProxy( DependencyDescriptor descriptor , @ Nullable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AnnotationAutowireCandidateResolver.releaseTarget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xtAnnotationAutowireCandidateResolver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AnnotationAutowireCandidateResolver.getLazyResolutionProxyIfNecessary( DependencyDescriptor descriptor , @ Nullable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AnnotationAutowireCandidateResolver.isLazy( DependencyDescriptor descript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textAnnotationAutowireCandidateResolver.getLazyResolutionProxyClass( DependencyDescriptor descriptor , @ Nullable String bea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AnnotationAutowireCandidateResolver.get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AnnotationAutowireCandidateResolver.buildLazyResolutionProxy( final DependencyDescriptor descriptor , final @ Nullable String beanName , boolean classOnly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0">
            <text:p text:style-name="Table_20_Contents">0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